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f5c9c9"/>
    </style:style>
    <style:style style:name="ce29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able-cell-properties fo:background-color="#eea0ab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18"/>
        <table:table-column table:style-name="co16" table:default-cell-style-name="ce18"/>
        <table:table-column table:style-name="co11" table:default-cell-style-name="ce18"/>
        <table:table-column table:style-name="co17" table:default-cell-style-name="ce18"/>
        <table:table-column table:style-name="co16" table:default-cell-style-name="ce18"/>
        <table:table-column table:style-name="co5" table:default-cell-style-name="ce18"/>
        <table:table-column table:style-name="co18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7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-72</text:p>
          </table:table-cell>
          <table:table-cell/>
          <table:table-cell table:style-name="ce27" office:value-type="string" calcext:value-type="string">
            <text:p>-4643.04</text:p>
          </table:table-cell>
          <table:table-cell table:style-name="ce29" office:value-type="string" calcext:value-type="string">
            <text:p>0</text:p>
          </table:table-cell>
          <table:table-cell table:number-columns-repeated="2"/>
          <table:table-cell table:style-name="ce27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7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office:forms form:automatic-focus="false" form:apply-design-mode="false"/>
        <table:table-column table:style-name="co29" table:default-cell-style-name="ce18"/>
        <table:table-column table:style-name="co30" table:default-cell-style-name="ce18"/>
        <table:table-column table:style-name="co9" table:default-cell-style-name="ce18"/>
        <table:table-column table:style-name="co31" table:default-cell-style-name="ce18"/>
        <table:table-column table:style-name="co17" table:default-cell-style-name="ce18"/>
        <table:table-column table:style-name="co32" table:default-cell-style-name="ce18"/>
        <table:table-column table:style-name="co19" table:default-cell-style-name="ce18"/>
        <table:table-column table:style-name="co7" table:default-cell-style-name="ce18"/>
        <table:table-column table:style-name="co32" table:default-cell-style-name="ce18"/>
        <table:table-column table:style-name="co3" table:default-cell-style-name="ce18"/>
        <table:table-column table:style-name="co8" table:default-cell-style-name="ce18"/>
        <table:table-column table:style-name="co31" table:default-cell-style-name="ce18"/>
        <table:table-column table:style-name="co11" table:default-cell-style-name="ce18"/>
        <table:table-column table:style-name="co33" table:default-cell-style-name="ce18"/>
        <table:table-column table:style-name="co32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36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19" table:default-cell-style-name="ce18"/>
        <table:table-column table:style-name="co37" table:default-cell-style-name="ce18"/>
        <table:table-column table:style-name="co19" table:default-cell-style-name="ce18"/>
        <table:table-column table:style-name="co38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9" table:default-cell-style-name="ce18"/>
        <table:table-column table:style-name="co20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24" table:default-cell-style-name="ce18"/>
        <table:table-column table:style-name="co43" table:default-cell-style-name="ce18"/>
        <table:table-column table:style-name="co44" table:default-cell-style-name="ce18"/>
        <table:table-column table:style-name="co43" table:default-cell-style-name="ce18"/>
        <table:table-column table:style-name="co45" table:default-cell-style-name="ce18"/>
        <table:table-column table:style-name="co20" table:default-cell-style-name="ce18"/>
        <table:table-column table:style-name="co46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Э и р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7" office:value-type="string" calcext:value-type="string">
            <text:p>-1619.18 </text:p>
          </table:table-cell>
          <table:table-cell table:style-name="ce2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7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/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7" office:value-type="string" calcext:value-type="string">
            <text:p>-1454.78 </text:p>
          </table:table-cell>
          <table:table-cell table:style-name="ce27" office:value-type="string" calcext:value-type="string">
            <text:p>-1197 </text:p>
          </table:table-cell>
          <table:table-cell table:style-name="ce27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/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27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7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Э и р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7" office:value-type="string" calcext:value-type="string">
            <text:p>-1467.1</text:p>
          </table:table-cell>
          <table:table-cell table:style-name="ce2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2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Э и р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48" table:default-cell-style-name="ce18"/>
        <table:table-column table:style-name="co55" table:default-cell-style-name="ce18"/>
        <table:table-column table:style-name="co56" table:number-columns-repeated="2" table:default-cell-style-name="ce18"/>
        <table:table-column table:style-name="co19" table:default-cell-style-name="ce18"/>
        <table:table-column table:style-name="co48" table:default-cell-style-name="ce18"/>
        <table:table-column table:style-name="co56" table:default-cell-style-name="ce18"/>
        <table:table-column table:style-name="co8" table:default-cell-style-name="ce18"/>
        <table:table-column table:style-name="co57" table:default-cell-style-name="ce18"/>
        <table:table-column table:style-name="co58" table:default-cell-style-name="ce18"/>
        <table:table-column table:style-name="co51" table:default-cell-style-name="ce18"/>
        <table:table-column table:style-name="co49" table:default-cell-style-name="ce18"/>
        <table:table-column table:style-name="co57" table:default-cell-style-name="ce18"/>
        <table:table-column table:style-name="co59" table:default-cell-style-name="ce18"/>
        <table:table-column table:style-name="co60" table:default-cell-style-name="ce18"/>
        <table:table-column table:style-name="co57" table:default-cell-style-name="ce18"/>
        <table:table-column table:style-name="co61" table:default-cell-style-name="ce18"/>
        <table:table-column table:style-name="co62" table:default-cell-style-name="ce18"/>
        <table:table-column table:style-name="co15" table:default-cell-style-name="ce18"/>
        <table:table-column table:style-name="co63" table:default-cell-style-name="ce18"/>
        <table:table-column table:style-name="co57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50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7" table:number-columns-repeated="2" table:default-cell-style-name="ce18"/>
        <table:table-column table:style-name="co70" table:default-cell-style-name="ce18"/>
        <table:table-column table:style-name="co59" table:default-cell-style-name="ce18"/>
        <table:table-column table:style-name="co52" table:default-cell-style-name="ce18"/>
        <table:table-column table:style-name="co61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7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7" office:value-type="string" calcext:value-type="string">
            <text:p>-28306</text:p>
          </table:table-cell>
          <table:table-cell table:number-columns-repeated="3"/>
          <table:table-cell table:style-name="ce27" office:value-type="string" calcext:value-type="string">
            <text:p>-2278.55</text:p>
          </table:table-cell>
          <table:table-cell/>
          <table:table-cell table:style-name="ce2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7" office:value-type="string" calcext:value-type="string">
            <text:p>-2080.1 </text:p>
          </table:table-cell>
          <table:table-cell table:style-name="ce27" office:value-type="string" calcext:value-type="string">
            <text:p>-1127 </text:p>
          </table:table-cell>
          <table:table-cell table:style-name="ce2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7" office:value-type="string" calcext:value-type="string">
            <text:p>+18024</text:p>
          </table:table-cell>
          <table:table-cell table:style-name="ce2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/>
          <table:table-cell office:value-type="float" office:value="-20" calcext:value-type="float">
            <text:p>-20</text:p>
          </table:table-cell>
          <table:table-cell table:style-name="Default"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table:number-columns-repeated="2"/>
          <table:table-cell office:value-type="string" calcext:value-type="string">
            <text:p>148-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.00.0000</text:date>, <text:time style:data-style-name="N2" text:time-value="09:00:06.74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03T10:13:53.321000000</dc:date>
    <meta:editing-duration>P5DT13H32M50S</meta:editing-duration>
    <meta:editing-cycles>2123</meta:editing-cycles>
    <meta:document-statistic meta:table-count="5" meta:cell-count="6377" meta:object-count="0"/>
    <meta:user-defined meta:name="qrichtext">1</meta:user-defined>
  </office:meta>
</office:document-meta>
</file>